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3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cffff" style:text-align-source="fix" style:repeat-content="false" fo:border="0.088cm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c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88cm solid #000000" fo:background-color="#cc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 style:data-style-name="N100">
      <style:table-cell-properties fo:background-color="#eeeeee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fo:background-color="#eeeeee"/>
    </style:style>
    <style:style style:name="ce18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b2b2b2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Modelo BD" table:style-name="ta1" table:print="false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4"/>
          <table:table-cell>
            <draw:line table:end-cell-address="'Modelo BD'.F1" table:end-x="0.561cm" table:end-y="0.159cm" draw:z-index="23" draw:style-name="gr1" draw:text-style-name="P1" svg:x1="1.017cm" svg:y1="0.159cm" svg:x2="4.547cm" svg:y2="0.159cm">
              <text:p/>
            </draw:line>
            <draw:line table:end-cell-address="'Modelo BD'.E17" table:end-x="0.879cm" table:end-y="0.187cm" draw:z-index="24" draw:style-name="gr1" draw:text-style-name="P1" svg:x1="0.879cm" svg:y1="7.312cm" svg:x2="0.878cm" svg:y2="0.159cm">
              <text:p/>
            </draw:line>
          </table:table-cell>
          <table:table-cell>
            <draw:line table:end-cell-address="'Modelo BD'.F2" table:end-x="0.589cm" table:end-y="0.399cm" draw:z-index="22" draw:style-name="gr1" draw:text-style-name="P1" svg:x1="0.589cm" svg:y1="0.85cm" svg:x2="0.589cm" svg:y2="0.186cm">
              <text:p/>
            </draw:line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Escuela</text:p>
          </table:table-cell>
          <table:table-cell/>
          <table:table-cell office:value-type="string">
            <text:p>Aula</text:p>
          </table:table-cell>
          <table:table-cell/>
          <table:table-cell office:value-type="string">
            <text:p>Sed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1_</text:p>
            <draw:line table:end-cell-address="'Modelo BD'.A3" table:end-x="2.224cm" table:end-y="0.239cm" draw:z-index="3" draw:style-name="gr1" draw:text-style-name="P1" svg:x1="2.224cm" svg:y1="0.239cm" svg:x2="1.529cm" svg:y2="0.239cm">
              <text:p/>
            </draw:line>
            <draw:line table:end-cell-address="'Modelo BD'.A19" table:end-x="1.53cm" table:end-y="0.214cm" draw:z-index="5" draw:style-name="gr1" draw:text-style-name="P1" svg:x1="1.53cm" svg:y1="7.34cm" svg:x2="1.529cm" svg:y2="0.239cm">
              <text:p/>
            </draw:line>
          </table:table-cell>
          <table:table-cell table:style-name="ce5" office:value-type="string">
            <text:p>chr_escucodigo</text:p>
          </table:table-cell>
          <table:table-cell table:style-name="ce8" office:value-type="string">
            <text:p>_1 <text:s text:c="27"/><text:span text:style-name="T1">∞</text:span></text:p>
            <draw:line table:end-cell-address="'Modelo BD'.C3" table:end-x="1.095cm" table:end-y="0.213cm" draw:z-index="0" draw:style-name="gr1" draw:text-style-name="P1" svg:x1="0.066cm" svg:y1="0.213cm" svg:x2="1.095cm" svg:y2="0.213cm">
              <text:p/>
            </draw:line>
            <draw:line table:end-cell-address="'Modelo BD'.C14" table:end-x="1.067cm" table:end-y="0.239cm" draw:z-index="2" draw:style-name="gr1" draw:text-style-name="P1" svg:x1="1.067cm" svg:y1="0.266cm" svg:x2="1.067cm" svg:y2="5.14cm">
              <text:p/>
            </draw:line>
            <draw:line table:end-cell-address="'Modelo BD'.C3" table:end-x="3.957cm" table:end-y="0.213cm" draw:z-index="27" draw:style-name="gr1" draw:text-style-name="P1" svg:x1="3.957cm" svg:y1="0.213cm" svg:x2="2.818cm" svg:y2="0.213cm">
              <text:p/>
            </draw:line>
            <draw:line table:end-cell-address="'Modelo BD'.C18" table:end-x="2.819cm" table:end-y="0.107cm" draw:z-index="29" draw:style-name="gr1" draw:text-style-name="P1" svg:x1="2.818cm" svg:y1="0.213cm" svg:x2="2.819cm" svg:y2="6.781cm">
              <text:p/>
            </draw:line>
          </table:table-cell>
          <table:table-cell table:style-name="ce9" office:value-type="string">
            <text:p>chr_aulacodigo</text:p>
          </table:table-cell>
          <table:table-cell>
            <draw:line table:end-cell-address="'Modelo BD'.F3" table:end-x="0.033cm" table:end-y="0.239cm" draw:z-index="7" draw:style-name="gr1" draw:text-style-name="P1" svg:x1="4.019cm" svg:y1="0.239cm" svg:x2="2.49cm" svg:y2="0.239cm">
              <text:p/>
            </draw:line>
            <draw:line table:end-cell-address="'Modelo BD'.E5" table:end-x="2.462cm" table:end-y="0.213cm" draw:z-index="8" draw:style-name="gr1" draw:text-style-name="P1" svg:x1="2.462cm" svg:y1="1.049cm" svg:x2="2.462cm" svg:y2="0.266cm">
              <text:p/>
            </draw:line>
            <draw:line table:end-cell-address="'Modelo BD'.F3" table:end-x="0.005cm" table:end-y="0.107cm" draw:z-index="19" draw:style-name="gr1" draw:text-style-name="P1" svg:x1="3.991cm" svg:y1="0.107cm" svg:x2="3.018cm" svg:y2="0.107cm">
              <text:p/>
            </draw:line>
            <draw:line table:end-cell-address="'Modelo BD'.E19" table:end-x="2.935cm" table:end-y="0.239cm" draw:z-index="20" draw:style-name="gr1" draw:text-style-name="P1" svg:x1="2.935cm" svg:y1="7.365cm" svg:x2="2.935cm" svg:y2="0.107cm">
              <text:p/>
            </draw:line>
          </table:table-cell>
          <table:table-cell table:style-name="ce5" office:value-type="string">
            <text:p>chr_sedecodigo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vch_escunombre</text:p>
          </table:table-cell>
          <table:table-cell/>
          <table:table-cell table:style-name="ce9" office:value-type="string">
            <text:p>vch_auladescripcion</text:p>
          </table:table-cell>
          <table:table-cell/>
          <table:table-cell table:style-name="ce6" office:value-type="string">
            <text:p>vch_sedenombr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chr_sedecodigo (FK)</text:p>
          </table:table-cell>
          <table:table-cell>
            <draw:line table:end-cell-address="'Modelo BD'.E5" table:end-x="2.436cm" table:end-y="0.213cm" draw:z-index="6" draw:style-name="gr1" draw:text-style-name="P1" svg:x1="0.039cm" svg:y1="0.213cm" svg:x2="10.407cm" svg:y2="0.213cm">
              <text:p/>
            </draw:line>
          </table:table-cell>
          <table:table-cell table:number-columns-repeated="2"/>
          <table:table-cell table:style-name="ce7" office:value-type="string">
            <text:p>vch_sedeciudad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1_</text:p>
          </table:table-cell>
          <table:table-cell office:value-type="string">
            <text:p>Maestro</text:p>
          </table:table-cell>
          <table:table-cell/>
          <table:table-cell office:value-type="string">
            <text:p>Apoderado</text:p>
          </table:table-cell>
          <table:table-cell/>
          <table:table-cell office:value-type="string">
            <text:p>Estudiante</text:p>
          </table:table-cell>
          <table:table-cell table:number-columns-repeated="1018"/>
        </table:table-row>
        <table:table-row table:style-name="ro1">
          <table:table-cell>
            <draw:line table:end-cell-address="'Modelo BD'.A10" table:end-x="2.224cm" table:end-y="0.213cm" draw:z-index="9" draw:style-name="gr1" draw:text-style-name="P1" svg:x1="2.224cm" svg:y1="0.213cm" svg:x2="1.196cm" svg:y2="0.213cm">
              <text:p/>
            </draw:line>
            <draw:line table:end-cell-address="'Modelo BD'.A25" table:end-x="1.168cm" table:end-y="0.16cm" draw:z-index="11" draw:style-name="gr1" draw:text-style-name="P1" svg:x1="1.168cm" svg:y1="0.213cm" svg:x2="1.168cm" svg:y2="6.808cm">
              <text:p/>
            </draw:line>
          </table:table-cell>
          <table:table-cell table:style-name="ce5" office:value-type="string">
            <text:p>chr_maesdni</text:p>
          </table:table-cell>
          <table:table-cell/>
          <table:table-cell table:style-name="ce9" office:value-type="string">
            <text:p>chr_apodni</text:p>
          </table:table-cell>
          <table:table-cell>
            <draw:line table:end-cell-address="'Modelo BD'.F10" table:end-x="0.061cm" table:end-y="0.188cm" draw:z-index="13" draw:style-name="gr1" draw:text-style-name="P1" svg:x1="4.047cm" svg:y1="0.188cm" svg:x2="3.38cm" svg:y2="0.188cm">
              <text:p/>
            </draw:line>
            <draw:line table:end-cell-address="'Modelo BD'.E19" table:end-x="3.436cm" table:end-y="0.319cm" draw:z-index="15" draw:style-name="gr1" draw:text-style-name="P1" svg:x1="3.436cm" svg:y1="0.188cm" svg:x2="3.436cm" svg:y2="4.351cm">
              <text:p/>
            </draw:line>
            <draw:line table:end-cell-address="'Modelo BD'.E10" table:end-x="2.38cm" table:end-y="0.213cm" draw:z-index="33" draw:style-name="gr1" draw:text-style-name="P1" svg:x1="0.018cm" svg:y1="0.213cm" svg:x2="2.38cm" svg:y2="0.213cm">
              <text:p/>
            </draw:line>
            <draw:line table:end-cell-address="'Modelo BD'.E16" table:end-x="2.408cm" table:end-y="0.212cm" draw:z-index="34" draw:style-name="gr1" draw:text-style-name="P1" svg:x1="2.408cm" svg:y1="2.889cm" svg:x2="2.408cm" svg:y2="0.241cm">
              <text:p/>
            </draw:line>
          </table:table-cell>
          <table:table-cell table:style-name="ce5" office:value-type="string">
            <text:p>chr_estudni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paterno</text:p>
          </table:table-cell>
          <table:table-cell/>
          <table:table-cell table:style-name="ce10" office:value-type="string">
            <text:p>vch_apopaterno</text:p>
          </table:table-cell>
          <table:table-cell/>
          <table:table-cell table:style-name="ce6" office:value-type="string">
            <text:p>vch_estupatern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materno</text:p>
          </table:table-cell>
          <table:table-cell/>
          <table:table-cell table:style-name="ce10" office:value-type="string">
            <text:p>vch_apomaterno</text:p>
          </table:table-cell>
          <table:table-cell/>
          <table:table-cell table:style-name="ce6" office:value-type="string">
            <text:p>vch_estumatern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nombre</text:p>
          </table:table-cell>
          <table:table-cell/>
          <table:table-cell table:style-name="ce10" office:value-type="string">
            <text:p>vch_aponombre</text:p>
          </table:table-cell>
          <table:table-cell/>
          <table:table-cell table:style-name="ce6" office:value-type="string">
            <text:p>vch_estunombr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vch_maesdistrito</text:p>
          </table:table-cell>
          <table:table-cell table:style-name="ce3" office:value-type="string">
            <text:p>∞_</text:p>
            <draw:line table:end-cell-address="'Modelo BD'.C14" table:end-x="3.986cm" table:end-y="0.239cm" draw:z-index="1" draw:style-name="gr1" draw:text-style-name="P1" svg:x1="3.986cm" svg:y1="0.239cm" svg:x2="1.095cm" svg:y2="0.239cm">
              <text:p/>
            </draw:line>
          </table:table-cell>
          <table:table-cell table:style-name="ce11" office:value-type="string">
            <text:p>chr_escucodigo (FK)</text:p>
          </table:table-cell>
          <table:table-cell/>
          <table:table-cell table:style-name="ce6" office:value-type="string">
            <text:p>vch_estuedad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maestro</text:p>
          </table:table-cell>
          <table:table-cell table:number-columns-repeated="3"/>
          <table:table-cell table:style-name="ce6" office:value-type="string">
            <text:p>vch_estudistrit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educacion</text:p>
          </table:table-cell>
          <table:table-cell table:number-columns-repeated="2"/>
          <table:table-cell>
            <draw:line table:end-cell-address="'Modelo BD'.F16" table:end-x="0.033cm" table:end-y="0.212cm" draw:z-index="32" draw:style-name="gr1" draw:text-style-name="P1" svg:x1="4.019cm" svg:y1="0.212cm" svg:x2="2.408cm" svg:y2="0.212cm">
              <text:p/>
            </draw:line>
          </table:table-cell>
          <table:table-cell table:style-name="ce7" office:value-type="string">
            <text:p>chr_apodni (FK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usuario</text:p>
          </table:table-cell>
          <table:table-cell/>
          <table:table-cell>
            <draw:line table:end-cell-address="'Modelo BD'.D23" table:end-x="2.89cm" table:end-y="0.213cm" draw:z-index="25" draw:style-name="gr1" draw:text-style-name="P1" svg:x1="2.89cm" svg:y1="2.83cm" svg:x2="2.89cm" svg:y2="0.239cm">
              <text:p/>
            </draw:line>
            <draw:line table:end-cell-address="'Modelo BD'.E17" table:end-x="0.879cm" table:end-y="0.187cm" draw:z-index="26" draw:style-name="gr1" draw:text-style-name="P1" svg:x1="4.864cm" svg:y1="0.187cm" svg:x2="2.89cm" svg:y2="0.187cm">
              <text:p/>
            </draw:line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vch_maesclave</text:p>
          </table:table-cell>
          <table:table-cell>
            <draw:line table:end-cell-address="'Modelo BD'.D18" table:end-x="0.583cm" table:end-y="0.188cm" draw:z-index="31" draw:style-name="gr1" draw:text-style-name="P1" svg:x1="2.819cm" svg:y1="0.188cm" svg:x2="4.569cm" svg:y2="0.188cm">
              <text:p/>
            </draw:line>
          </table:table-cell>
          <table:table-cell>
            <draw:line table:end-cell-address="'Modelo BD'.D24" table:end-x="0.611cm" table:end-y="0.186cm" draw:z-index="30" draw:style-name="gr1" draw:text-style-name="P1" svg:x1="0.611cm" svg:y1="2.803cm" svg:x2="0.583cm" svg:y2="0.188cm">
              <text:p/>
            </draw:line>
          </table:table-cell>
          <table:table-cell table:number-columns-repeated="1020"/>
        </table:table-row>
        <table:table-row table:style-name="ro3">
          <table:table-cell table:style-name="ce3" office:value-type="string">
            <text:p>∞ </text:p>
            <draw:line table:end-cell-address="'Modelo BD'.A19" table:end-x="2.224cm" table:end-y="0.214cm" draw:z-index="4" draw:style-name="gr1" draw:text-style-name="P1" svg:x1="2.224cm" svg:y1="0.214cm" svg:x2="1.53cm" svg:y2="0.214cm">
              <text:p/>
            </draw:line>
          </table:table-cell>
          <table:table-cell table:style-name="ce7" office:value-type="string">
            <text:p>chr_escucodigo (FK)</text:p>
          </table:table-cell>
          <table:table-cell>
            <draw:line table:end-cell-address="'Modelo BD'.E19" table:end-x="2.879cm" table:end-y="0.239cm" draw:z-index="18" draw:style-name="gr1" draw:text-style-name="P1" svg:x1="0.039cm" svg:y1="0.214cm" svg:x2="10.85cm" svg:y2="0.239cm">
              <text:p/>
            </draw:line>
          </table:table-cell>
          <table:table-cell/>
          <table:table-cell>
            <draw:line table:end-cell-address="'Modelo BD'.F19" table:end-x="0.534cm" table:end-y="0.319cm" draw:z-index="17" draw:style-name="gr1" draw:text-style-name="P1" svg:x1="3.436cm" svg:y1="0.319cm" svg:x2="4.52cm" svg:y2="0.319cm">
              <text:p/>
            </draw:line>
          </table:table-cell>
          <table:table-cell>
            <draw:line table:end-cell-address="'Modelo BD'.F23" table:end-x="0.534cm" table:end-y="0.265cm" draw:z-index="16" draw:style-name="gr1" draw:text-style-name="P1" svg:x1="0.534cm" svg:y1="1.978cm" svg:x2="0.534cm" svg:y2="0.319cm">
              <text:p/>
            </draw:line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Curso</text:p>
          </table:table-cell>
          <table:table-cell/>
          <table:table-cell office:value-type="string">
            <text:p>Asistencia</text:p>
          </table:table-cell>
          <table:table-cell/>
          <table:table-cell office:value-type="string">
            <text:p>Cont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string">
            <text:p>chr_cursocodigo</text:p>
          </table:table-cell>
          <table:table-cell>
            <draw:line table:end-cell-address="'Modelo BD'.D22" table:end-x="3.975cm" table:end-y="0.239cm" draw:z-index="12" draw:style-name="gr1" draw:text-style-name="P1" svg:x1="0.056cm" svg:y1="0.239cm" svg:x2="3.975cm" svg:y2="0.239cm">
              <text:p/>
            </draw:line>
          </table:table-cell>
          <table:table-cell table:style-name="ce13" office:value-type="string">
            <text:p>chr_cursocodigo (FK)</text:p>
          </table:table-cell>
          <table:table-cell/>
          <table:table-cell table:style-name="ce5" office:value-type="string">
            <text:p>vch_contta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>
            <text:p>chr_sedecodigo (FK)</text:p>
          </table:table-cell>
          <table:table-cell>
            <draw:line table:end-cell-address="'Modelo BD'.D23" table:end-x="2.862cm" table:end-y="0.241cm" draw:z-index="21" draw:style-name="gr1" draw:text-style-name="P1" svg:x1="0.028cm" svg:y1="0.241cm" svg:x2="2.862cm" svg:y2="0.241cm">
              <text:p/>
            </draw:line>
          </table:table-cell>
          <table:table-cell table:style-name="ce10" office:value-type="string">
            <text:p>chr_estudni (FK)</text:p>
          </table:table-cell>
          <table:table-cell>
            <draw:line table:end-cell-address="'Modelo BD'.F23" table:end-x="0.562cm" table:end-y="0.265cm" draw:z-index="14" draw:style-name="gr1" draw:text-style-name="P1" svg:x1="0.061cm" svg:y1="0.265cm" svg:x2="0.562cm" svg:y2="0.265cm">
              <text:p/>
            </draw:line>
          </table:table-cell>
          <table:table-cell table:style-name="ce6" office:value-type="string">
            <text:p>int_contite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>
            <text:p>chr_aulacodigo (FK)</text:p>
          </table:table-cell>
          <table:table-cell>
            <draw:line table:end-cell-address="'Modelo BD'.D24" table:end-x="0.583cm" table:end-y="0.186cm" draw:z-index="28" draw:style-name="gr1" draw:text-style-name="P1" svg:x1="0.028cm" svg:y1="0.186cm" svg:x2="0.583cm" svg:y2="0.186cm">
              <text:p/>
            </draw:line>
          </table:table-cell>
          <table:table-cell table:style-name="ce11" office:value-type="string">
            <text:p>dtt_asistfecha</text:p>
          </table:table-cell>
          <table:table-cell/>
          <table:table-cell table:style-name="ce7" office:value-type="string">
            <text:p>int_contlongitud</text:p>
          </table:table-cell>
          <table:table-cell table:number-columns-repeated="1017"/>
        </table:table-row>
        <table:table-row table:style-name="ro2">
          <table:table-cell>
            <draw:line table:end-cell-address="'Modelo BD'.C25" table:end-x="0.011cm" table:end-y="0.215cm" draw:z-index="10" draw:style-name="gr1" draw:text-style-name="P1" svg:x1="6.254cm" svg:y1="0.215cm" svg:x2="1.251cm" svg:y2="0.186cm">
              <text:p/>
            </draw:line>
          </table:table-cell>
          <table:table-cell table:style-name="ce2" office:value-type="string">
            <text:p>1_</text:p>
          </table:table-cell>
          <table:table-cell table:style-name="ce10" office:value-type="string">
            <text:p>chr_maesdni (FK)</text:p>
          </table:table-cell>
          <table:table-cell table:style-name="ce12" office:value-type="string">
            <text:p>_∞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>
            <text:p>vch_cursoperiodo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" table:style-name="ta1" table:print="false">
        <table:table-column table:style-name="co4" table:default-cell-style-name="ce15"/>
        <table:table-column table:style-name="co4" table:default-cell-style-name="ce16"/>
        <table:table-row table:style-name="ro1">
          <table:table-cell table:style-name="ce14" office:value-type="string">
            <text:p>chr_aulacodigo</text:p>
          </table:table-cell>
          <table:table-cell table:style-name="ce14" office:value-type="string">
            <text:p>vch_auladescripcio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4-6 año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7-9 años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-12 años</text:p>
          </table:table-cell>
        </table:table-row>
      </table:table>
      <table:table table:name="Sede" table:style-name="ta1" table:print="false">
        <table:table-column table:style-name="co4" table:default-cell-style-name="ce15"/>
        <table:table-column table:style-name="co4" table:number-columns-repeated="2" table:default-cell-style-name="ce16"/>
        <table:table-row table:style-name="ro1">
          <table:table-cell table:style-name="ce14" office:value-type="string">
            <text:p>chr_sedecodigo</text:p>
          </table:table-cell>
          <table:table-cell table:style-name="ce14" office:value-type="string">
            <text:p>vch_sedenombre</text:p>
          </table:table-cell>
          <table:table-cell table:style-name="ce14" office:value-type="string">
            <text:p>vch_sedeciudad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Risso</text:p>
          </table:table-cell>
          <table:table-cell office:value-type="string">
            <text:p>Lim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Amauta</text:p>
          </table:table-cell>
          <table:table-cell office:value-type="string">
            <text:p>Lima</text:p>
          </table:table-cell>
        </table:table-row>
      </table:table>
      <table:table table:name="Escuela" table:style-name="ta1" table:print="false">
        <table:table-column table:style-name="co4" table:number-columns-repeated="3" table:default-cell-style-name="Default"/>
        <table:table-row table:style-name="ro1">
          <table:table-cell table:style-name="ce14" office:value-type="string">
            <text:p>chr_escucodigo</text:p>
          </table:table-cell>
          <table:table-cell table:style-name="ce14" office:value-type="string">
            <text:p>vch_escunombre</text:p>
          </table:table-cell>
          <table:table-cell table:style-name="ce14" office:value-type="string">
            <text:p>chr_sedecodigo (FK)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6" office:value-type="string">
            <text:p>Cabrera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16" office:value-type="string">
            <text:p>Leguia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5" office:value-type="string">
            <text:p>03</text:p>
          </table:table-cell>
          <table:table-cell table:style-name="ce16" office:value-type="string">
            <text:p>Gonzales</text:p>
          </table:table-cell>
          <table:table-cell table:style-name="ce16" office:value-type="string">
            <text:p>0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NCATENATE(&quot;'&quot;;[.A2];&quot;', &quot;;&quot;'&quot;;[.B2];&quot;', &quot;; &quot;'&quot;;[.C2];&quot;'&quot;)" office:value-type="string" office:string-value="'01', 'Cabrera', '01'">
            <text:p>'01', 'Cabrera', '01'</text:p>
          </table:table-cell>
          <table:table-cell table:number-columns-repeated="2"/>
        </table:table-row>
        <table:table-row table:style-name="ro1">
          <table:table-cell table:formula="of:=CONCATENATE(&quot;'&quot;;[.A3];&quot;', &quot;;&quot;'&quot;;[.B3];&quot;', &quot;; &quot;'&quot;;[.C3];&quot;'&quot;)" office:value-type="string" office:string-value="'02', 'Leguia', '01'">
            <text:p>'02', 'Leguia', '01'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NCATENATE(&quot;insert into escuela values ( &quot;;[.A7]; &quot;);&quot;)" office:value-type="string" office:string-value="insert into escuela values ( '01', 'Cabrera', '01');">
            <text:p>insert into escuela values ( '01', 'Cabrera', '01');</text:p>
          </table:table-cell>
          <table:table-cell table:number-columns-repeated="2"/>
        </table:table-row>
        <table:table-row table:style-name="ro1">
          <table:table-cell table:formula="of:=CONCATENATE(&quot;insert into escuela values ( &quot;;[.A8]; &quot;);&quot;)" office:value-type="string" office:string-value="insert into escuela values ( '02', 'Leguia', '01');">
            <text:p>insert into escuela values ( '02', 'Leguia', '01');</text:p>
          </table:table-cell>
          <table:table-cell table:number-columns-repeated="2"/>
        </table:table-row>
      </table:table>
      <table:table table:name="Maestro" table:style-name="ta1" table:print="false">
        <table:table-column table:style-name="co4" table:number-columns-repeated="10" table:default-cell-style-name="Default"/>
        <table:table-row table:style-name="ro1">
          <table:table-cell table:style-name="ce14" office:value-type="string">
            <text:p>chr_maesdni</text:p>
          </table:table-cell>
          <table:table-cell table:style-name="ce14" office:value-type="string">
            <text:p>vch_maespaterno</text:p>
          </table:table-cell>
          <table:table-cell table:style-name="ce14" office:value-type="string">
            <text:p>vch_maesmaterno</text:p>
          </table:table-cell>
          <table:table-cell table:style-name="ce14" office:value-type="string">
            <text:p>vch_maesnombre</text:p>
          </table:table-cell>
          <table:table-cell table:style-name="ce14" office:value-type="string">
            <text:p>vch_maesdistrito</text:p>
          </table:table-cell>
          <table:table-cell table:style-name="ce14" office:value-type="string">
            <text:p>vch_maesmaestro</text:p>
          </table:table-cell>
          <table:table-cell table:style-name="ce14" office:value-type="string">
            <text:p>vch_maeseducacion</text:p>
          </table:table-cell>
          <table:table-cell table:style-name="ce14" office:value-type="string">
            <text:p>vch_maesusuario</text:p>
          </table:table-cell>
          <table:table-cell table:style-name="ce14" office:value-type="string">
            <text:p>vch_maesclave</text:p>
          </table:table-cell>
          <table:table-cell table:style-name="ce14" office:value-type="string">
            <text:p>chr_escucodigo (FK)</text:p>
          </table:table-cell>
        </table:table-row>
        <table:table-row table:style-name="ro1">
          <table:table-cell table:style-name="ce17" office:value-type="float" office:value="21234561">
            <text:p>21234561</text:p>
          </table:table-cell>
          <table:table-cell office:value-type="string">
            <text:p>Ore</text:p>
          </table:table-cell>
          <table:table-cell office:value-type="string">
            <text:p>Bustamante</text:p>
          </table:table-cell>
          <table:table-cell office:value-type="string">
            <text:p>Erick</text:p>
          </table:table-cell>
          <table:table-cell office:value-type="string">
            <text:p>Jesus Maria</text:p>
          </table:table-cell>
          <table:table-cell office:value-type="float" office:value="4896768">
            <text:p>4896768</text:p>
          </table:table-cell>
          <table:table-cell office:value-type="string">
            <text:p>Ingeniero</text:p>
          </table:table-cell>
          <table:table-cell office:value-type="string">
            <text:p>eore</text:p>
          </table:table-cell>
          <table:table-cell office:value-type="string">
            <text:p>oracle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7" office:value-type="float" office:value="21234562">
            <text:p>21234562</text:p>
          </table:table-cell>
          <table:table-cell office:value-type="string">
            <text:p>Mendoza</text:p>
          </table:table-cell>
          <table:table-cell office:value-type="string">
            <text:p>Davila</text:p>
          </table:table-cell>
          <table:table-cell office:value-type="string">
            <text:p>Diana</text:p>
          </table:table-cell>
          <table:table-cell office:value-type="string">
            <text:p>Jesus Maria</text:p>
          </table:table-cell>
          <table:table-cell office:value-type="float" office:value="4896768">
            <text:p>4896768</text:p>
          </table:table-cell>
          <table:table-cell office:value-type="string">
            <text:p>Maestra</text:p>
          </table:table-cell>
          <table:table-cell office:value-type="string">
            <text:p>dmendoza</text:p>
          </table:table-cell>
          <table:table-cell office:value-type="string">
            <text:p>oracle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7" office:value-type="float" office:value="21234563">
            <text:p>21234563</text:p>
          </table:table-cell>
          <table:table-cell office:value-type="string">
            <text:p>Marquez</text:p>
          </table:table-cell>
          <table:table-cell office:value-type="string">
            <text:p>Davila</text:p>
          </table:table-cell>
          <table:table-cell office:value-type="string">
            <text:p>Mercedes</text:p>
          </table:table-cell>
          <table:table-cell office:value-type="string">
            <text:p>San Borja</text:p>
          </table:table-cell>
          <table:table-cell office:value-type="float" office:value="4567898">
            <text:p>4567898</text:p>
          </table:table-cell>
          <table:table-cell office:value-type="string">
            <text:p>Medico</text:p>
          </table:table-cell>
          <table:table-cell office:value-type="string">
            <text:p>mmarquez</text:p>
          </table:table-cell>
          <table:table-cell office:value-type="string">
            <text:p>oracle</text:p>
          </table:table-cell>
          <table:table-cell table:style-name="ce16" office:value-type="string">
            <text:p>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, &quot;; &quot;'&quot;;[.F2];&quot;', &quot;; &quot;'&quot;;[.G2];&quot;', &quot;; &quot;'&quot;;[.H2];&quot;', &quot;; &quot;'&quot;;[.I2];&quot;', &quot;; &quot;'&quot;;[.J2];&quot;'&quot;)" office:value-type="string" office:string-value="'21234561', 'Ore', 'Bustamante', 'Erick', 'Jesus Maria', '4896768', 'Ingeniero', 'eore', 'oracle', '01'">
            <text:p>'21234561', 'Ore', 'Bustamante', 'Erick', 'Jesus Maria', '4896768', 'Ingeniero', 'eore', 'oracle', '01'</text:p>
          </table:table-cell>
          <table:table-cell table:number-columns-repeated="9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, &quot;; &quot;'&quot;;[.F3];&quot;', &quot;; &quot;'&quot;;[.G3];&quot;', &quot;; &quot;'&quot;;[.H3];&quot;', &quot;; &quot;'&quot;;[.I3];&quot;', &quot;; &quot;'&quot;;[.J3];&quot;'&quot;)" office:value-type="string" office:string-value="'21234562', 'Mendoza', 'Davila', 'Diana', 'Jesus Maria', '4896768', 'Maestra', 'dmendoza', 'oracle', '01'">
            <text:p>'21234562', 'Mendoza', 'Davila', 'Diana', 'Jesus Maria', '4896768', 'Maestra', 'dmendoza', 'oracle', '01'</text:p>
          </table:table-cell>
          <table:table-cell table:number-columns-repeated="9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, &quot;; &quot;'&quot;;[.F4];&quot;', &quot;; &quot;'&quot;;[.G4];&quot;', &quot;; &quot;'&quot;;[.H4];&quot;', &quot;; &quot;'&quot;;[.I4];&quot;', &quot;; &quot;'&quot;;[.J4];&quot;'&quot;)" office:value-type="string" office:string-value="'21234563', 'Marquez', 'Davila', 'Mercedes', 'San Borja', '4567898', 'Medico', 'mmarquez', 'oracle', '02'">
            <text:p>'21234563', 'Marquez', 'Davila', 'Mercedes', 'San Borja', '4567898', 'Medico', 'mmarquez', 'oracle', '02'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formula="of:=CONCATENATE(&quot;insert into maestro values ( &quot;;[.A7]; &quot;);&quot;)" office:value-type="string" office:string-value="insert into maestro values ( '21234561', 'Ore', 'Bustamante', 'Erick', 'Jesus Maria', '4896768', 'Ingeniero', 'eore', 'oracle', '01');">
            <text:p>insert into maestro values ( '21234561', 'Ore', 'Bustamante', 'Erick', 'Jesus Maria', '4896768', 'Ingeniero', 'eore', 'oracle', '01');</text:p>
          </table:table-cell>
          <table:table-cell table:number-columns-repeated="9"/>
        </table:table-row>
        <table:table-row table:style-name="ro1">
          <table:table-cell table:formula="of:=CONCATENATE(&quot;insert into maestro values ( &quot;;[.A8]; &quot;);&quot;)" office:value-type="string" office:string-value="insert into maestro values ( '21234562', 'Mendoza', 'Davila', 'Diana', 'Jesus Maria', '4896768', 'Maestra', 'dmendoza', 'oracle', '01');">
            <text:p>insert into maestro values ( '21234562', 'Mendoza', 'Davila', 'Diana', 'Jesus Maria', '4896768', 'Maestra', 'dmendoza', 'oracle', '01');</text:p>
          </table:table-cell>
          <table:table-cell table:number-columns-repeated="9"/>
        </table:table-row>
        <table:table-row table:style-name="ro1">
          <table:table-cell table:formula="of:=CONCATENATE(&quot;insert into maestro values ( &quot;;[.A9]; &quot;);&quot;)" office:value-type="string" office:string-value="insert into maestro values ( '21234563', 'Marquez', 'Davila', 'Mercedes', 'San Borja', '4567898', 'Medico', 'mmarquez', 'oracle', '02');">
            <text:p>insert into maestro values ( '21234563', 'Marquez', 'Davila', 'Mercedes', 'San Borja', '4567898', 'Medico', 'mmarquez', 'oracle', '02');</text:p>
          </table:table-cell>
          <table:table-cell table:number-columns-repeated="9"/>
        </table:table-row>
      </table:table>
      <table:table table:name="Apoderado" table:style-name="ta1" table:print="false">
        <table:table-column table:style-name="co4" table:number-columns-repeated="5" table:default-cell-style-name="Default"/>
        <table:table-column table:style-name="co5" table:number-columns-repeated="7" table:default-cell-style-name="Default"/>
        <table:table-row table:style-name="ro1">
          <table:table-cell table:style-name="ce14" office:value-type="string">
            <text:p>chr_apodni</text:p>
          </table:table-cell>
          <table:table-cell table:style-name="ce14" office:value-type="string">
            <text:p>vch_apopaterno</text:p>
          </table:table-cell>
          <table:table-cell table:style-name="ce14" office:value-type="string">
            <text:p>vch_apomaterno</text:p>
          </table:table-cell>
          <table:table-cell table:style-name="ce14" office:value-type="string">
            <text:p>vch_aponombre</text:p>
          </table:table-cell>
          <table:table-cell table:style-name="ce14" office:value-type="string">
            <text:p>chr_escucodigo (FK)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1</text:p>
          </table:table-cell>
          <table:table-cell table:style-name="ce16" office:value-type="string">
            <text:p>Perez</text:p>
          </table:table-cell>
          <table:table-cell table:style-name="ce16" office:value-type="string">
            <text:p>Hinojosa</text:p>
          </table:table-cell>
          <table:table-cell table:style-name="ce16" office:value-type="string">
            <text:p>Pedro</text:p>
          </table:table-cell>
          <table:table-cell table:style-name="ce16" office:value-type="string">
            <text:p>1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2</text:p>
          </table:table-cell>
          <table:table-cell table:style-name="ce16" office:value-type="string">
            <text:p>Mendoza</text:p>
          </table:table-cell>
          <table:table-cell table:style-name="ce16" office:value-type="string">
            <text:p>Vilchez</text:p>
          </table:table-cell>
          <table:table-cell table:style-name="ce16" office:value-type="string">
            <text:p>Joanna</text:p>
          </table:table-cell>
          <table:table-cell table:style-name="ce16" office:value-type="string">
            <text:p>2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3</text:p>
          </table:table-cell>
          <table:table-cell table:number-columns-repeated="2" table:style-name="ce16" office:value-type="string">
            <text:p>Ramos</text:p>
          </table:table-cell>
          <table:table-cell table:style-name="ce16" office:value-type="string">
            <text:p>Juan</text:p>
          </table:table-cell>
          <table:table-cell table:style-name="ce16" office:value-type="string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&quot;)" office:value-type="string" office:string-value="'01234561', 'Perez', 'Hinojosa', 'Pedro', '1'">
            <text:p>'01234561', 'Perez', 'Hinojosa', 'Pedro', '1'</text:p>
          </table:table-cell>
          <table:table-cell table:number-columns-repeated="11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&quot;)" office:value-type="string" office:string-value="'01234562', 'Mendoza', 'Vilchez', 'Joanna', '2'">
            <text:p>'01234562', 'Mendoza', 'Vilchez', 'Joanna', '2'</text:p>
          </table:table-cell>
          <table:table-cell table:number-columns-repeated="11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&quot;)" office:value-type="string" office:string-value="'01234563', 'Ramos', 'Ramos', 'Juan', '3'">
            <text:p>'01234563', 'Ramos', 'Ramos', 'Juan', '3'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CONCATENATE(&quot;insert into apoderado values ( &quot;;[.A7]; &quot;);&quot;)" office:value-type="string" office:string-value="insert into apoderado values ( '01234561', 'Perez', 'Hinojosa', 'Pedro', '1');">
            <text:p>insert into apoderado values ( '01234561', 'Perez', 'Hinojosa', 'Pedro', '1');</text:p>
          </table:table-cell>
          <table:table-cell table:number-columns-repeated="11"/>
        </table:table-row>
        <table:table-row table:style-name="ro1">
          <table:table-cell table:formula="of:=CONCATENATE(&quot;insert into apoderado values ( &quot;;[.A8]; &quot;);&quot;)" office:value-type="string" office:string-value="insert into apoderado values ( '01234562', 'Mendoza', 'Vilchez', 'Joanna', '2');">
            <text:p>insert into apoderado values ( '01234562', 'Mendoza', 'Vilchez', 'Joanna', '2');</text:p>
          </table:table-cell>
          <table:table-cell table:number-columns-repeated="11"/>
        </table:table-row>
        <table:table-row table:style-name="ro1">
          <table:table-cell table:formula="of:=CONCATENATE(&quot;insert into apoderado values ( &quot;;[.A9]; &quot;);&quot;)" office:value-type="string" office:string-value="insert into apoderado values ( '01234563', 'Ramos', 'Ramos', 'Juan', '3');">
            <text:p>insert into apoderado values ( '01234563', 'Ramos', 'Ramos', 'Juan', '3');</text:p>
          </table:table-cell>
          <table:table-cell table:number-columns-repeated="11"/>
        </table:table-row>
      </table:table>
      <table:table table:name="Estudiante" table:style-name="ta1" table:print="false">
        <table:table-column table:style-name="co4" table:number-columns-repeated="7" table:default-cell-style-name="Default"/>
        <table:table-column table:style-name="co5" table:number-columns-repeated="6" table:default-cell-style-name="Default"/>
        <table:table-row table:style-name="ro1">
          <table:table-cell table:style-name="ce18" office:value-type="string">
            <text:p>chr_estudni</text:p>
          </table:table-cell>
          <table:table-cell table:style-name="ce20" office:value-type="string">
            <text:p>vch_estupaterno</text:p>
          </table:table-cell>
          <table:table-cell table:style-name="ce20" office:value-type="string">
            <text:p>vch_estumaterno</text:p>
          </table:table-cell>
          <table:table-cell table:style-name="ce20" office:value-type="string">
            <text:p>vch_estunombre</text:p>
          </table:table-cell>
          <table:table-cell table:style-name="ce20" office:value-type="string">
            <text:p>vch_estuedad</text:p>
          </table:table-cell>
          <table:table-cell table:style-name="ce20" office:value-type="string">
            <text:p>vch_estudistrito</text:p>
          </table:table-cell>
          <table:table-cell table:style-name="ce20" office:value-type="string">
            <text:p>chr_apodni (FK)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0</text:p>
          </table:table-cell>
          <table:table-cell table:style-name="ce16" office:value-type="string">
            <text:p>Perez</text:p>
          </table:table-cell>
          <table:table-cell table:style-name="ce16" office:value-type="string">
            <text:p>Aranibar</text:p>
          </table:table-cell>
          <table:table-cell table:style-name="ce16" office:value-type="string">
            <text:p>Juan</text:p>
          </table:table-cell>
          <table:table-cell table:style-name="ce16" office:value-type="string">
            <text:p>7</text:p>
          </table:table-cell>
          <table:table-cell table:style-name="ce16" office:value-type="string">
            <text:p>Jesus Maria</text:p>
          </table:table-cell>
          <table:table-cell table:style-name="ce16" office:value-type="float" office:value="4567897">
            <text:p>4567897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1</text:p>
          </table:table-cell>
          <table:table-cell table:style-name="ce16" office:value-type="string">
            <text:p>Moreno</text:p>
          </table:table-cell>
          <table:table-cell table:style-name="ce16" office:value-type="string">
            <text:p>Mendoza</text:p>
          </table:table-cell>
          <table:table-cell table:style-name="ce16" office:value-type="string">
            <text:p>Carlos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La Molina</text:p>
          </table:table-cell>
          <table:table-cell table:style-name="ce16" office:value-type="float" office:value="4659878">
            <text:p>4659878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2</text:p>
          </table:table-cell>
          <table:table-cell table:style-name="ce16" office:value-type="string">
            <text:p>Ramos</text:p>
          </table:table-cell>
          <table:table-cell table:style-name="ce16" office:value-type="string">
            <text:p>Bustamante</text:p>
          </table:table-cell>
          <table:table-cell table:style-name="ce16" office:value-type="string">
            <text:p>Francisco</text:p>
          </table:table-cell>
          <table:table-cell table:style-name="ce16" office:value-type="string">
            <text:p>5</text:p>
          </table:table-cell>
          <table:table-cell table:style-name="ce16" office:value-type="string">
            <text:p>San Borja</text:p>
          </table:table-cell>
          <table:table-cell table:style-name="ce16" office:value-type="float" office:value="5468971">
            <text:p>5468971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, &quot;; &quot;'&quot;;[.F2];&quot;', &quot;; &quot;'&quot;;[.G2];&quot;'&quot;)" office:value-type="string" office:string-value="'12345670', 'Perez', 'Aranibar', 'Juan', '7', 'Jesus Maria', '4567897'">
            <text:p>'12345670', 'Perez', 'Aranibar', 'Juan', '7', 'Jesus Maria', '4567897'</text:p>
          </table:table-cell>
          <table:table-cell table:number-columns-repeated="12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, &quot;; &quot;'&quot;;[.F3];&quot;', &quot;; &quot;'&quot;;[.G3];&quot;'&quot;)" office:value-type="string" office:string-value="'12345671', 'Moreno', 'Mendoza', 'Carlos', '8', 'La Molina', '4659878'">
            <text:p>'12345671', 'Moreno', 'Mendoza', 'Carlos', '8', 'La Molina', '4659878'</text:p>
          </table:table-cell>
          <table:table-cell table:number-columns-repeated="12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, &quot;; &quot;'&quot;;[.F4];&quot;', &quot;; &quot;'&quot;;[.G4];&quot;'&quot;)" office:value-type="string" office:string-value="'12345672', 'Ramos', 'Bustamante', 'Francisco', '5', 'San Borja', '5468971'">
            <text:p>'12345672', 'Ramos', 'Bustamante', 'Francisco', '5', 'San Borja', '5468971'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formula="of:=CONCATENATE(&quot;insert into estudiante values ( &quot;;[.A7]; &quot;);&quot;)" office:value-type="string" office:string-value="insert into estudiante values ( '12345670', 'Perez', 'Aranibar', 'Juan', '7', 'Jesus Maria', '4567897');">
            <text:p>insert into estudiante values ( '12345670', 'Perez', 'Aranibar', 'Juan', '7', 'Jesus Maria', '4567897');</text:p>
          </table:table-cell>
          <table:table-cell table:number-columns-repeated="12"/>
        </table:table-row>
        <table:table-row table:style-name="ro1">
          <table:table-cell table:formula="of:=CONCATENATE(&quot;insert into estudiante values ( &quot;;[.A8]; &quot;);&quot;)" office:value-type="string" office:string-value="insert into estudiante values ( '12345671', 'Moreno', 'Mendoza', 'Carlos', '8', 'La Molina', '4659878');">
            <text:p>insert into estudiante values ( '12345671', 'Moreno', 'Mendoza', 'Carlos', '8', 'La Molina', '4659878');</text:p>
          </table:table-cell>
          <table:table-cell table:number-columns-repeated="12"/>
        </table:table-row>
        <table:table-row table:style-name="ro1">
          <table:table-cell table:formula="of:=CONCATENATE(&quot;insert into estudiante values ( &quot;;[.A9]; &quot;);&quot;)" office:value-type="string" office:string-value="insert into estudiante values ( '12345672', 'Ramos', 'Bustamante', 'Francisco', '5', 'San Borja', '5468971');">
            <text:p>insert into estudiante values ( '12345672', 'Ramos', 'Bustamante', 'Francisco', '5', 'San Borja', '5468971');</text:p>
          </table:table-cell>
          <table:table-cell table:number-columns-repeated="12"/>
        </table:table-row>
      </table:table>
      <table:table table:name="Curso" table:style-name="ta1" table:print="false">
        <table:table-column table:style-name="co4" table:number-columns-repeated="5" table:default-cell-style-name="Default"/>
        <table:table-row table:style-name="ro1">
          <table:table-cell table:style-name="ce14" office:value-type="string">
            <text:p>chr_cursocodigo</text:p>
          </table:table-cell>
          <table:table-cell table:style-name="ce14" office:value-type="string">
            <text:p>chr_sedecodigo (FK)</text:p>
          </table:table-cell>
          <table:table-cell table:style-name="ce14" office:value-type="string">
            <text:p>chr_aulacodigo (FK)</text:p>
          </table:table-cell>
          <table:table-cell table:style-name="ce14" office:value-type="string">
            <text:p>chr_maesdni (FK)</text:p>
          </table:table-cell>
          <table:table-cell table:style-name="ce14" office:value-type="string">
            <text:p>vch_cursoperiodo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number-columns-repeated="2" table:style-name="ce21" office:value-type="string">
            <text:p>01</text:p>
          </table:table-cell>
          <table:table-cell table:style-name="ce22" office:value-type="float" office:value="21234561">
            <text:p>21234561</text:p>
          </table:table-cell>
          <table:table-cell table:style-name="ce16" office:value-type="string">
            <text:p>Verano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21" office:value-type="string">
            <text:p>01</text:p>
          </table:table-cell>
          <table:table-cell table:style-name="ce21" office:value-type="string">
            <text:p>02</text:p>
          </table:table-cell>
          <table:table-cell table:style-name="ce22" office:value-type="float" office:value="21234562">
            <text:p>21234562</text:p>
          </table:table-cell>
          <table:table-cell table:style-name="ce16" office:value-type="string">
            <text:p>Regular I</text:p>
          </table:table-cell>
        </table:table-row>
        <table:table-row table:style-name="ro1">
          <table:table-cell table:style-name="ce15" office:value-type="string">
            <text:p>03</text:p>
          </table:table-cell>
          <table:table-cell table:style-name="ce21" office:value-type="string">
            <text:p>01</text:p>
          </table:table-cell>
          <table:table-cell table:style-name="ce21" office:value-type="string">
            <text:p>03</text:p>
          </table:table-cell>
          <table:table-cell table:style-name="ce22" office:value-type="float" office:value="21234563">
            <text:p>21234563</text:p>
          </table:table-cell>
          <table:table-cell table:style-name="ce16" office:value-type="string">
            <text:p>Regula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&quot;)" office:value-type="string" office:string-value="'01', '01', '01', '21234561', 'Verano'">
            <text:p>'01', '01', '01', '21234561', 'Verano'</text:p>
          </table:table-cell>
          <table:table-cell table:number-columns-repeated="4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&quot;)" office:value-type="string" office:string-value="'02', '01', '02', '21234562', 'Regular I'">
            <text:p>'02', '01', '02', '21234562', 'Regular I'</text:p>
          </table:table-cell>
          <table:table-cell table:number-columns-repeated="4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&quot;)" office:value-type="string" office:string-value="'03', '01', '03', '21234563', 'Regular I'">
            <text:p>'03', '01', '03', '21234563', 'Regular I'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CONCATENATE(&quot;insert into curso values ( &quot;;[.A7]; &quot;);&quot;)" office:value-type="string" office:string-value="insert into curso values ( '01', '01', '01', '21234561', 'Verano');">
            <text:p>insert into curso values ( '01', '01', '01', '21234561', 'Verano');</text:p>
          </table:table-cell>
          <table:table-cell table:number-columns-repeated="4"/>
        </table:table-row>
        <table:table-row table:style-name="ro1">
          <table:table-cell table:formula="of:=CONCATENATE(&quot;insert into curso values ( &quot;;[.A8]; &quot;);&quot;)" office:value-type="string" office:string-value="insert into curso values ( '02', '01', '02', '21234562', 'Regular I');">
            <text:p>insert into curso values ( '02', '01', '02', '21234562', 'Regular I');</text:p>
          </table:table-cell>
          <table:table-cell table:number-columns-repeated="4"/>
        </table:table-row>
        <table:table-row table:style-name="ro1">
          <table:table-cell table:formula="of:=CONCATENATE(&quot;insert into curso values ( &quot;;[.A9]; &quot;);&quot;)" office:value-type="string" office:string-value="insert into curso values ( '03', '01', '03', '21234563', 'Regular I');">
            <text:p>insert into curso values ( '03', '01', '03', '21234563', 'Regular I');</text:p>
          </table:table-cell>
          <table:table-cell table:number-columns-repeated="4"/>
        </table:table-row>
      </table:table>
      <table:table table:name="Asistencia" table:style-name="ta1" table:print="false">
        <table:table-column table:style-name="co6" table:number-columns-repeated="3" table:default-cell-style-name="Default"/>
        <table:table-row table:style-name="ro1">
          <table:table-cell table:style-name="ce14" office:value-type="string">
            <text:p>chr_cursocodigo (FK)</text:p>
          </table:table-cell>
          <table:table-cell table:style-name="ce14" office:value-type="string">
            <text:p>chr_estudni (FK)</text:p>
          </table:table-cell>
          <table:table-cell table:style-name="ce14" office:value-type="string">
            <text:p>dtt_asistfecha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0">
            <text:p>12345670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1">
            <text:p>12345671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0">
            <text:p>12345670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15" office:value-type="float" office:value="12345672">
            <text:p>12345672</text:p>
          </table:table-cell>
          <table:table-cell table:style-name="ce15" office:value-type="string">
            <text:p>201603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CONCATENATE(&quot;'&quot;;[.A2];&quot;', &quot;;&quot;'&quot;;[.B2];&quot;', &quot;; &quot;to_date('&quot;;[.C2];&quot;','YYYYMMDD')&quot;)" office:value-type="string" office:string-value="'01', '12345670', to_date('20160314','YYYYMMDD')">
            <text:p>'01', '12345670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3];&quot;', &quot;;&quot;'&quot;;[.B3];&quot;', &quot;; &quot;to_date('&quot;;[.C3];&quot;','YYYYMMDD')&quot;)" office:value-type="string" office:string-value="'01', '12345671', to_date('20160314','YYYYMMDD')">
            <text:p>'01', '12345671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4];&quot;', &quot;;&quot;'&quot;;[.B4];&quot;', &quot;; &quot;to_date('&quot;;[.C4];&quot;','YYYYMMDD')&quot;)" office:value-type="string" office:string-value="'01', '12345670', to_date('20160314','YYYYMMDD')">
            <text:p>'01', '12345670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5];&quot;', &quot;;&quot;'&quot;;[.B5];&quot;', &quot;; &quot;to_date('&quot;;[.C5];&quot;','YYYYMMDD')&quot;)" office:value-type="string" office:string-value="'02', '12345672', to_date('20160307','YYYYMMDD')">
            <text:p>'02', '12345672', to_date('20160307','YYYYMMDD')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7]; &quot; );&quot;)" office:value-type="string" office:string-value="insert into asistencia values ( '01', '12345670', to_date('20160314','YYYYMMDD') );">
            <text:p>insert into asistencia values ( '01', '12345670', to_date('20160314','YYYYMMDD') 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8]; &quot;);&quot;)" office:value-type="string" office:string-value="insert into asistencia values ( '01', '12345671', to_date('20160314','YYYYMMDD'));">
            <text:p>insert into asistencia values ( '01', '12345671', to_date('20160314','YYYYMMDD')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9]; &quot;);&quot;)" office:value-type="string" office:string-value="insert into asistencia values ( '01', '12345670', to_date('20160314','YYYYMMDD'));">
            <text:p>insert into asistencia values ( '01', '12345670', to_date('20160314','YYYYMMDD')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10]; &quot;);&quot;)" office:value-type="string" office:string-value="insert into asistencia values ( '02', '12345672', to_date('20160307','YYYYMMDD'));">
            <text:p>insert into asistencia values ( '02', '12345672', to_date('20160307','YYYYMMDD'));</text:p>
          </table:table-cell>
          <table:table-cell table:number-columns-repeated="2"/>
        </table:table-row>
      </table:table>
      <table:table table:name="Contador" table:style-name="ta1" table:print="false">
        <table:table-column table:style-name="co4" table:number-columns-repeated="3" table:default-cell-style-name="Default"/>
        <table:table-row table:style-name="ro1">
          <table:table-cell table:style-name="ce14" office:value-type="string">
            <text:p>vch_conttabla</text:p>
          </table:table-cell>
          <table:table-cell table:style-name="ce14" office:value-type="string">
            <text:p>int_contitem</text:p>
          </table:table-cell>
          <table:table-cell table:style-name="ce14" office:value-type="string">
            <text:p>int_contlongitud</text:p>
          </table:table-cell>
        </table:table-row>
        <table:table-row table:style-name="ro1">
          <table:table-cell office:value-type="string">
            <text:p>Aul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Sed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estr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scuel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oderad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studiant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urs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sistencia</text:p>
          </table:table-cell>
          <table:table-cell office:value-type="float" office:value="4">
            <text:p>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/03/2016</text:date>, <text:time>16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Ore</meta:initial-creator>
    <meta:creation-date>2016-03-13T21:09:23.57</meta:creation-date>
    <dc:date>2016-03-14T16:29:13.59</dc:date>
    <dc:creator>Erick Ore</dc:creator>
    <meta:editing-duration>PT4H7M12S</meta:editing-duration>
    <meta:editing-cycles>9</meta:editing-cycles>
    <meta:generator>OpenOffice/4.1.2$Win32 OpenOffice.org_project/412m3$Build-9782</meta:generator>
    <meta:document-statistic meta:table-count="10" meta:cell-count="267" meta:object-count="35"/>
  </office:meta>
</office:document-meta>
</file>